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Helv" svg:font-family="Helv" style:font-family-generic="swiss"/>
    <style:font-face style:name="Helv1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/>
    <style:font-face style:name="標楷體" svg:font-family="標楷體" style:font-family-generic="script"/>
    <style:font-face style:name="標楷體1" svg:font-family="標楷體"/>
  </office:font-face-decls>
  <office:automatic-styles>
    <style:style style:name="co1" style:family="table-column">
      <style:table-column-properties fo:break-before="auto" style:column-width="8.551cm"/>
    </style:style>
    <style:style style:name="co2" style:family="table-column">
      <style:table-column-properties fo:break-before="auto" style:column-width="1.52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3.535cm"/>
    </style:style>
    <style:style style:name="co6" style:family="table-column">
      <style:table-column-properties fo:break-before="auto" style:column-width="9.193cm"/>
    </style:style>
    <style:style style:name="co7" style:family="table-column">
      <style:table-column-properties fo:break-before="auto" style:column-width="1.884cm"/>
    </style:style>
    <style:style style:name="co8" style:family="table-column">
      <style:table-column-properties fo:break-before="auto" style:column-width="1.6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531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506cm" fo:break-before="auto" style:use-optimal-row-height="fals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2.106cm" fo:break-before="auto" style:use-optimal-row-height="false"/>
    </style:style>
    <style:style style:name="ro9" style:family="table-row">
      <style:table-row-properties style:row-height="1.603cm" fo:break-before="auto" style:use-optimal-row-height="false"/>
    </style:style>
    <style:style style:name="ro10" style:family="table-row">
      <style:table-row-properties style:row-height="1.889cm" fo:break-before="auto" style:use-optimal-row-height="false"/>
    </style:style>
    <style:style style:name="ro11" style:family="table-row">
      <style:table-row-properties style:row-height="1.699cm" fo:break-before="auto" style:use-optimal-row-height="false"/>
    </style:style>
    <style:style style:name="ro12" style:family="table-row">
      <style:table-row-properties style:row-height="3.757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標楷體" fo:font-size="16pt" fo:font-weight="bold" style:font-name-asian="標楷體1" style:font-size-asian="16pt" style:font-weight-asian="bold" style:font-name-complex="標楷體1" style:font-size-complex="16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標楷體" fo:font-size="14pt" style:font-name-asian="標楷體1" style:font-size-asian="14pt" style:font-name-complex="標楷體1" style:font-size-complex="14pt"/>
    </style:style>
    <style:style style:name="ce24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標楷體" fo:font-size="13pt" style:font-name-asian="標楷體1" style:font-size-asian="13pt" style:font-name-complex="標楷體1" style:font-size-complex="13pt"/>
    </style:style>
    <style:style style:name="ce4" style:family="table-cell" style:parent-style-name="Default" style:data-style-name="N0">
      <style:table-cell-properties fo:wrap-option="wrap" style:vertical-align="middle"/>
      <style:text-properties style:font-name="標楷體" style:font-name-asian="標楷體1" style:font-name-complex="標楷體1"/>
    </style:style>
    <style:style style:name="ce26" style:family="table-cell" style:parent-style-name="Default" style:data-style-name="N0">
      <style:table-cell-properties fo:wrap-option="wrap" fo:border="0.06pt solid #000000" style:vertical-align="middle"/>
      <style:text-properties style:font-name="標楷體" style:font-name-asian="標楷體1" style:font-name-complex="標楷體1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標楷體" style:font-name-asian="標楷體1" style:font-name-complex="標楷體1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標楷體" fo:font-size="13pt" style:font-name-asian="標楷體1" style:font-size-asian="13pt" style:font-name-complex="標楷體1" style:font-size-complex="13pt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標楷體" style:font-name-asian="標楷體1" style:font-name-complex="標楷體1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標楷體" fo:font-size="13pt" style:font-name-asian="標楷體1" style:font-size-asian="13pt" style:font-name-complex="標楷體1" style:font-size-complex="13pt"/>
    </style:style>
    <style:style style:name="ce3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標楷體" fo:font-size="14pt" style:font-name-asian="標楷體1" style:font-size-asian="14pt" style:font-name-complex="標楷體1" style:font-size-complex="14pt"/>
    </style:style>
    <style:style style:name="ce32" style:family="table-cell" style:parent-style-name="Default" style:data-style-name="N0">
      <style:table-cell-properties fo:background-color="transparent" fo:wrap-option="wrap" fo:border="0.06pt solid #000000" style:vertical-align="middle"/>
      <style:text-properties style:font-name="標楷體" style:font-name-asian="標楷體1" style:font-name-complex="標楷體1"/>
    </style:style>
    <style:style style:name="ce3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109_(12)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41" table:default-cell-style-name="ce4"/>
        <table:table-column table:style-name="co8" table:default-cell-style-name="ce33"/>
        <table:table-row table:style-name="ro1">
          <table:table-cell table:style-name="ce22" office:value-type="string" calcext:value-type="string" table:number-columns-spanned="6" table:number-rows-spanned="1">
            <text:p>臺南市政府109年度對議員所提地方建設建議事項處理明細表</text:p>
          </table:table-cell>
          <table:covered-table-cell table:number-columns-repeated="5"/>
          <table:table-cell table:number-columns-repeated="942"/>
        </table:table-row>
        <table:table-row table:style-name="ro1">
          <table:table-cell table:style-name="ce22" office:value-type="string" calcext:value-type="string" table:number-columns-spanned="6" table:number-rows-spanned="1">
            <text:p>至109年12月止</text:p>
          </table:table-cell>
          <table:covered-table-cell table:number-columns-repeated="5"/>
          <table:table-cell table:number-columns-repeated="942"/>
        </table:table-row>
        <table:table-row table:style-name="ro2">
          <table:table-cell table:style-name="ce23" office:value-type="string" calcext:value-type="string" table:number-columns-spanned="6" table:number-rows-spanned="1">
            <text:p>(本表為半年報)</text:p>
          </table:table-cell>
          <table:covered-table-cell table:number-columns-repeated="4"/>
          <table:covered-table-cell table:style-name="ce31"/>
          <table:table-cell table:number-columns-repeated="942"/>
        </table:table-row>
        <table:table-header-rows>
          <table:table-row table:style-name="ro3">
            <table:table-cell table:style-name="ce24" office:value-type="string" calcext:value-type="string" table:number-columns-spanned="1" table:number-rows-spanned="3">
              <text:p>建議項目及內容</text:p>
            </table:table-cell>
            <table:table-cell table:style-name="ce7" office:value-type="string" calcext:value-type="string" table:number-columns-spanned="1" table:number-rows-spanned="3">
              <text:p>建議地點</text:p>
            </table:table-cell>
            <table:table-cell table:style-name="ce9" office:value-type="string" calcext:value-type="string" table:number-columns-spanned="4" table:number-rows-spanned="1">
              <text:p>核定情形</text:p>
            </table:table-cell>
            <table:covered-table-cell table:number-columns-repeated="3"/>
            <table:table-cell table:number-columns-repeated="942"/>
          </table:table-row>
          <table:table-row table:style-name="ro4">
            <table:covered-table-cell table:number-columns-repeated="2"/>
            <table:table-cell table:style-name="ce7" office:value-type="string" calcext:value-type="string" table:number-columns-spanned="1" table:number-rows-spanned="2">
              <text:p>經費支用科目</text:p>
            </table:table-cell>
            <table:table-cell table:style-name="ce9" office:value-type="string" calcext:value-type="string" table:number-columns-spanned="1" table:number-rows-spanned="2">
              <text:p>主辦機關</text:p>
            </table:table-cell>
            <table:table-cell table:style-name="ce9" office:value-type="string" calcext:value-type="string" table:number-columns-spanned="1" table:number-rows-spanned="2">
              <text:p>招標方式</text:p>
            </table:table-cell>
            <table:table-cell table:style-name="ce9" office:value-type="string" calcext:value-type="string" table:number-columns-spanned="1" table:number-rows-spanned="2">
              <text:p>得標廠商</text:p>
            </table:table-cell>
            <table:table-cell table:number-columns-repeated="942"/>
          </table:table-row>
          <table:table-row table:style-name="ro4">
            <table:covered-table-cell table:number-columns-repeated="6"/>
            <table:table-cell table:number-columns-repeated="942"/>
          </table:table-row>
        </table:table-header-rows>
        <table:table-row table:style-name="ro5">
          <table:table-cell table:style-name="ce26" office:value-type="string" calcext:value-type="string">
            <text:p>安定區港口里383-6號至385-1號前道路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平區漁光大橋光雕工程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千豪廣告五金事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田寮排水於鹽水區及學甲區區段防汛道路改善案(第二期)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顏格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石嘈里刺仔崙農路(石嘈高幹19-1)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區海安路三段181巷排水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久興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甲頂里活動中心購置冷氣機設備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山菱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照興里南183區道興南13-3照豐產業道路排水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蘇厝里433~478號路面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科里里木瓜(東原高幹69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福林土木包工業</text:p>
          </table:table-cell>
          <table:table-cell table:number-columns-repeated="942"/>
        </table:table-row>
        <table:table-row table:style-name="ro6">
          <table:table-cell table:style-name="ce26" office:value-type="string" calcext:value-type="string">
            <text:p>二王里活動中心廁所整修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勞務：逕洽廠商</text:p>
            <text:p>工程：公開取得簽辦中</text:p>
          </table:table-cell>
          <table:table-cell table:style-name="ce26" office:value-type="string" calcext:value-type="string">
            <text:p>勞務：禾泳工程顧問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灣路537巷13弄排水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宏昇工程技術顧問有限公司、泰旺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埕里廣播鐵塔及喇叭設置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嘉苳里77之1號~92之3號道路側溝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奕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南26線北側鹽田二道防線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東拓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年度七股區大寮(176線往通興里)道路路面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南佳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三光里近台61線旁漁產道路擋土牆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大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大營里大社中排邊坡防護改善工程〈第三期〉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岦珅營造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彰南里活動中心新增空調設備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大盟電器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庄內道路（福安二街）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看西段1167地號農路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戴竹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區北園市場周邊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享勝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同安中排往蕭壟分線水路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 <text:s text:c="2"/></text:p>
          </table:table-cell>
          <table:table-cell table:style-name="ce26" office:value-type="string" calcext:value-type="string">
            <text:p>侑珅營造有限公司 </text:p>
          </table:table-cell>
          <table:table-cell table:number-columns-repeated="942"/>
        </table:table-row>
        <table:table-row table:style-name="ro7">
          <table:table-cell table:style-name="ce26" office:value-type="string" calcext:value-type="string">
            <text:p>忠政里活動中心冷氣及投影機體健設施等設備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自治行政</text:p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大同綜合訊電股份有限公司永康分公司新營服務站、金將弘影音文化有限公司、利用電腦資訊有限公司、登頡廣告社、嘉友電子股份有限公司、尚雅意裝潢行、強生運動科技股份有限公司、都會生活股份有限公司、百合晟股份有限公司、新營美傢俱、倡宏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三舍里115號至103號道路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北新農路路面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一甲里忠義一街道路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大勇路62巷道路排水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億載里活動中心旁籃球場及羽球場整修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三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侯伯里活動中心2樓增設冷氣及窗簾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自治行政</text:p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  <text:p>共同供應契約</text:p>
          </table:table-cell>
          <table:table-cell table:style-name="ce26" office:value-type="string" calcext:value-type="string">
            <text:p>禾聯電器股份有限公司、日弘百葉窗摺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關廟里民生街152巷路面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九芎林農路(新埔段43-2地號)排水溝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太子里復德宮前道路側溝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潭頂里152號旁至351號旁道路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里冷水高幹100左40前農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誠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南廍段217-3地號週邊產業道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定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謝厝寮里54-1號前側溝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鴻福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中坑段352-5地號排水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湧鑫土木包工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中正西路1011巷道路側溝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教學設備購置及環境改善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王冠黑板圖表教具行、有盛工程行、王冠黑板圖表教具行、祥舜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下營區開化里南54線及芧港尾段995地號旁道路改善工程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國安生產區道路後續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潭永明里活動中心防水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宏昇工程技術顧問有限公司、和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樹里活動中心及西勢里關懷據點購置冷氣機設備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山菱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中正里左鎮段585-18地號排水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元第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西甲里社區排水溝蓋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區永成路二段980巷建南段147等地號旁農路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青山里五通宮廟埕邊排水溝加蓋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成德福德華德里聯合活動中心購置箱型空氣調節器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麥得森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營里活動中心廁所整修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合笙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里過嶺高分36左8電桿旁農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誠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路面刨鋪工程(市府供料)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勢里仁愛路142巷道路排水改善测設費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鈺霖工程顧問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南廍段395-1地號週邊農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詔豐里中山堂改善計畫書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大展電機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中山北路164巷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隆本里興隆街51巷及85巷道路排水改善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良威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詔豐里9鄰部落2期道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逸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石嘈里檳榔宅巷道(石嘈幹2)道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國誠營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東正五處部落道路改善工程(白六高幹85右7路段)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渡拔里(渡頭高幹12電桿旁)道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良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城西街三段246號至510巷側溝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鈞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合里六合路63、68巷等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榮承發工程顧問股份有限公司、盛進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重溪里明聖殿南側庄內道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海埔養殖生產區2號及3號水路淤砂清理開口契約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易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榮和里那拔崎農路支線路面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竹橋里廣播設備增設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暢泓科技顧問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果菜市場旁民生路道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河東里糞箕湖段糞箕湖小段424地號旁野溪護岸興建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昇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園安全設施改善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銘慧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太子土庫聯合活動中心裝設監視器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洺睿系統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光和里光和綜合農路(八德高分48)路面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大仁街(大仁街125巷至國光三街區段)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保安養殖生產區保安四中排1小排擋土牆搶修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仕強營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河東里中洲橋上游排水護岸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里九層嶺84號後農路邊坡崩塌改善工程-第2期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琮富土木包工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高原里車關寮(東原211左6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福安宮旁側溝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岦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崙頂里成功九街內農路東邊排水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華平里活動中心抓漏工程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威宇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謝厝里安業高幹96N0022HA38旁及方厝高幹18左7N0022HD37旁路面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中坑里(關帝高分13至17)路面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招標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布袋里代清府前道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永二街245巷52弄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宇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六甲林鳳營段541-2農路路面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中興里活動中心防水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宏昇工程技術顧問有限公司、和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十份里唐明殿西側漁塭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興里活動中心購置冷氣設備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大同綜合訊電股份有限公司永康分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榮和里菜寮溪支流出口護岸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棠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密枝里社區高分40右7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長青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雙春地區漁產道路(510-83)路面延續性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西橋里活動中心增設冷氣設備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大同綜合訊電股份有限公司永康分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港里社區內L型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大地土木包工業</text:p>
          </table:table-cell>
          <table:table-cell table:number-columns-repeated="942"/>
        </table:table-row>
        <table:table-row table:style-name="ro8">
          <table:table-cell table:style-name="ce26" office:value-type="string" calcext:value-type="string">
            <text:p>南門里活動中心修繕暨購置箱型冷氣機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建築及設備</text:p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  <text:p>公開取得</text:p>
            <text:p>共同供應契約</text:p>
          </table:table-cell>
          <table:table-cell table:style-name="ce26" office:value-type="string" calcext:value-type="string">
            <text:p>謝侑達建築師事務所</text:p>
            <text:p>和晟營造有限公司</text:p>
            <text:p>隆豐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西里社區公園造景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亦加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復華里活動中心地下室地坪整修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宏昇工程技術顧問有限公司、和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新埔段618-1地號公館農路支線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佳興里570號宅旁道路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關嶺里粗坑路側溝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金逸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小腳腿多功能活動中心東側庄內道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崙頂里凱旋路601巷355弄內南邊農路後段排水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國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嶺南里牛稠子(嶺南高幹51左10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曲溪里蘆芝坑灣仔坑內護岸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湧鑫土木包工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億載里活動中心監視器汰換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奕勝電話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善化區嘉北里茄拔29號旁道路側溝改善工程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良威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雙春地區渡子頭段710地號道路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瓦瑤埤排水護岸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岦珅營造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大客里山腳(箱涵口~山原81左16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安西里佳北路鋪面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內郭里怡東農場旁農路排水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頂山腳段113地號旁排水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監視系統及電話廣播更新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傳帝通訊行、嘉威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嘉苳(本協)中山堂外牆防水油漆修繕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蘇江華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佛山農路支線擋土牆及路面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玖郁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東角里興中路251巷39號前路面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布袋里布袋尾段211-1地號旁排水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庄內里裕農路北側農地排水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鎧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文賢里田厝活動中心設置辦唱紀及音響設備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米高梅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石林里1鄰道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仟億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楠西區龜丹里紅面番鴨場野溪排水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古都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頂山里活動中心增設冷氣設備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隆豐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豐和里草坔村里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西港區永樂里大塭寮南42線道路改善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層林里(林平高分1)內層林農路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外角里廣播系統改善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、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廣昕科技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大林里頂林農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博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內郭里秀才庄水保示範區旁(頭社高幹53右3)野溪護岸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古都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頭社里湖子內鬼仔山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大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土崎里崩山野溝治理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億益營造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南雄里三平路前路面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信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石林里沉沙池旁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大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番子田段520地號旁農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富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西港區中央市場綠川廊道間道路改善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里中興高枝27前農路改善工程(二期)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鴻金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昌隆里東勢寮2號等道面改善工程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那拔里（山拔高幹194右6）社區排水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代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甲區王爺里西港湖產業道路排水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學盛實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長勝里園藝工作營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幸運草園藝造景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六溪里南勢部落(中華電信六原高分7)路面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三泰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豐里里口宵里段112-373等地號農路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全益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南廍里南廍段460地號週邊農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關廟里大仁街279號旁及對向水溝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小六甲排水護岸新建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昱發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鹿田里下煙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長青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埕里活動中心冷氣安裝計畫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梅山安順電器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尚頂里南台街道路側溝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泰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海佃路三段(安中路二段至仁安路)側溝改善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108年度8月利奇馬颱風及0813豪雨左鎮區大啤農路災害復建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國棠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龜丹里竹圍溪護岸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高原里崎子頭787地號排水溝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奕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布袋里深坑子段780-10地號旁農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北寮段750-1地號蝕溝治理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啟勝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義林路農路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璋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楠西區龜丹里草籽坪埔頭高分30右20鄰近處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二鎮里角秀段277-4地號旁農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東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美里活動中心設置車檔、燈具修繕及新購置會議桌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  <text:p>共同供應契約</text:p>
          </table:table-cell>
          <table:table-cell table:style-name="ce26" office:value-type="string" calcext:value-type="string">
            <text:p>山本水電材料行、東宸營造股份有限公司、承連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上區卓猴社區野溪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富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頭社里三崁廟前野溝護岸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正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南25-2線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震禾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光華里白筏橋西側魚塭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業里廣播設備汰換案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承裕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溪頂里廣播系統設備汰換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明欣音響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太子一街及周圍巷弄路面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忠孝路76巷63弄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宏昇工程技術顧問有限公司、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建業路道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鈞鈜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嘉苳里6鄰116之6號宅前側溝增設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蜂展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二溪里內牛稠(其瓦高幹3左39)護岸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二行里社區排水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永鉅技術顧問有限公司、維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內埔坑(嗚頭高幹136右21)農路邊坡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地綠美化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總寶土木包工室內裝修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二王里統領國活動中心外牆及地坪整修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宏昇工程技術顧問有限公司、和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二溪里其瓦高幹62道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復國一路(復華二街~六街口)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門柵欄機及體育館投影設備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  <text:p>臺銀共同供應契約</text:p>
          </table:table-cell>
          <table:table-cell table:style-name="ce26" office:value-type="string" calcext:value-type="string">
            <text:p>恒崴企業有限公司、文原有限公司、鵬燁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內郭里秀才庄頭社高幹55左5旁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中坑里3鄰聯絡道路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埤頭里保東二街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南華里活動中心內部設備更新、監視器修繕增設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自治行政</text:p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上準電子器材行、信宏金屬建材企業行、良崧有限公司、吳平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義里春風壘球場內野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長鈺營造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中坑里山尾寮農路(中坑段727往369地號)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水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東里社區活動中心廚房及廁所修繕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榮承發工程顧問股份有限公司</text:p>
            <text:p>良鎰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區道南29線埔頂及東勢寮道路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中正里牛港嶺農路支線(牛港嶺高枝3左1)道路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三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甲南里中正路208巷、復興街41巷及中興街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操場北面空地整地綠化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企畫書</text:p>
          </table:table-cell>
          <table:table-cell table:style-name="ce26" office:value-type="string" calcext:value-type="string">
            <text:p>久明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青山里水尾(郭厝高分22)農路擋土牆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益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區南山段1002-1地號漁塭旁道路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花園里無極閣農路二期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東河里大公廨社區排水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<text:s/>福林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內埔坑（嗚頭高幹133右6右B1）護岸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湧鑫土木包工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仙草里關子嶺段374-7地號農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永吉里活動中心廁所修繕工程勞務（測設監造）費用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禾湧工程顧問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南雄里中大街127巷農路路面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晟土木包工業</text:p>
          </table:table-cell>
          <table:table-cell table:number-columns-repeated="942"/>
        </table:table-row>
        <table:table-row table:style-name="ro9">
          <table:table-cell table:style-name="ce26" office:value-type="string" calcext:value-type="string">
            <text:p>淺草里活動中心修繕工程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  <text:p>共同供應契約</text:p>
          </table:table-cell>
          <table:table-cell table:style-name="ce26" office:value-type="string" calcext:value-type="string">
            <text:p>全營土木工程有限公司、毅馨國際有限公司、</text:p>
            <text:p>錦峰裝演行、賀眾企業股份有限公司、</text:p>
            <text:p>巧米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高原里鹿坪(鹿坪高分42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白米地區產業道路(135-1)延續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昱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防風遮雨隔間設備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企業家門窗生活館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砂崙里廣播系統汰換維修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昊誠科技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土崎里礁坑南里道(礁坑高枝20)道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安定里111號旁道路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公園路16巷9弄旁柏油路面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灣丘梅嶺188支線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長青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太平街（106號~132號）道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大坪里163-2區道(大坪高分102至大坪高分107)道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億順豐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南雄里地溪旁農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國誠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淺草里活動中心入口處地面整修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巧米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海佃里活動中心1樓舞台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巧門廣告設計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那拔羊林活動中心LED字幕機及全興里活動中心氣密窗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青美玻璃行、宏權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海埔里海埔43號後面路面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花園里仰龍高幹54右13農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東鑫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密枝里芒果坑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密枝里茄拔頭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建欣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楠坑里樹子林農路(樹子高枝9)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文賢街78巷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南勢庄南105線道路側溝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立輝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北平里過嶺農路(南化高幹276右53)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水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密枝里古坑野溪整治二期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得里南天宮北側籃球場修繕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佳霖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崁頭里2鄰(瓦磘高幹60左5B2B2~崁頭里77號路燈)部落道路修復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三泰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福安社區活動中心增設遮雨棚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金頂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楠西區灣丘里新寮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建欣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年興建平通公園法式滾球場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佰億通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廟里活動中心汰換電梯控制傳輸系統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三鑫電梯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東興六街89巷20弄側溝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石城里26號旁農路邊坡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大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大安街(大灣一街~南灣街)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東社區活動中心設置KTV音響組(宥健)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信成電器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大社里502號前中排水溝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宏土木包工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望龍橋旁農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凌陽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購置攝影設備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傳承電腦資訊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城北路735巷316號旁農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山上區牛稠埔334地號旁農路邊坡改善工程(第二期)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福來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下營區游泳池圍網及止滑修繕工程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鴻大開發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年六甲林鳳營段814-2農路路面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燿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甲區七甲里七甲街40巷路面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二寮里南162線9K+300邊坡修復工程(第二期)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第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平陽里活動中心旁體健設施裝設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宏築遊具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勝學路61巷及勝利街2巷48弄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宏昇工程技術顧問有限公司、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區永成路二段490巷口農路排水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悅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那拔林段105-42地號旁農田排水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鴻金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高原里龜仔龍(李園14左1右7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太子一街43巷周圍巷弄路面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勇街(康樂街至大智街)兩側及大智街西側溝蓋改善工程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太子里太子段549-2地號旁箱涵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鈞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中華路154巷等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角里忠孝路39-40號旁巷道及56-27號旁巷道路面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油車里新生北路305-1號宅旁巷道及大埕里大同街28-4號前路面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善化區茄拔段一小段1273、1247地號水路改善工程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良威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海佃路一段400巷道路排水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鈞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興里活動中心女廁地坪及天花板改善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天藝裝潢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區三官路79-105號東側側溝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網球場修繕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鑫億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十份里東漁塭內北側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佳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照興里灣潭支線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三慶里新芳53號之15旁魚塭道路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下湖里下湖二街水溝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歡雅里頂寮1號前道路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下營區新興里中華街一巷側溝改善工程勞務（測設監造）費用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亞陽工程顧問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二溪里大埔(其瓦高幹10)農路護坡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進佶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豐里活動中心電梯故障維修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鴻利電梯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灣丘里公館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東原里子龍廳(山原高幹235右5)部落道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崎頭山(二媽廟段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福林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女兒牆滲水及走廊排水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慈安里文衡殿旁道路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鈞鈜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里災害防救廣播器汰換補助計畫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上準電子器材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吉里3號至19號前及48-9號至24-10號柏油路面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璋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深坑里馬稠尾農路支線路面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三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立柱燈及校園道路修繕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威嘉設計規劃有限公司、建登土木包工業司、佳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西港區慶安里中山路121巷道路改善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照興里灣潭頂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旭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玉山中排二(廣山段)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東拓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南勢里關帝廳42-3號前道路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南興里道路排水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田里德糖路旁農路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瑞璋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7-楠西區密枝里風窗往雙溪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劼揚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建南里社區活動中心旁籃球場、羽球場整修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湧基營造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內郭里二溪高幹12-1左4旁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菁埔里舊南60-1線路面改善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土庫里轄內道路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太平里北勢段1492地號至奉口段1404地號上農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誠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隆里社區排水溝蓋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嘉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光華里頭港子29之17號旁魚塭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茅營里茅尾段152地號道路改善工程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冠金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港口里柏油路面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德崙路1329巷農路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汴頭里6鄰洪厝溪州(溪州高分19)部落道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七甲里南潭一街42巷路面改善及七甲一街排水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高壓清洗機購置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大農精密科技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梨子塭漁產道路(848-2)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南173線中崙橋前排水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一甲里正義三街路面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楠坑里草埤里道(楠湖高枝3至楠湖高枝1)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教室電力改善及購置設備 </text:p>
          </table:table-cell>
          <table:table-cell table:style-name="ce29" office:value-type="string" calcext:value-type="string">
            <text:p>中西區 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功學社音樂中心、凌揚科技系統有限公司、旭鴻應用材料有限公司、廣名資訊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關廟里武聖路19巷路面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教室電力改善及購置設備 </text:p>
          </table:table-cell>
          <table:table-cell table:style-name="ce29" office:value-type="string" calcext:value-type="string">
            <text:p>中西區 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進興電業行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區海安路三段781巷路溝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久興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東勢里東榮街92巷農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誠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甲區紅泉坑往北勢坑聯絡道路路面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北寮橋排水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啟勝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永大路二段677巷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側門通道積水改善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自然人(黃文興、黃大魚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龜丹里三層傘農路支線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建欣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崁頭里崁子頭往土庫農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7-楠西區照興里照豐支線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劼揚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港尾里54-4號至62-1號巷弄兩側排水溝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沙崙武東窩仔底排水護岸加高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昱發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山上區中坑往埔羌坑農路邊坡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承峯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苓仔寮社區道路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賀老寮(田寮高分37右8~仙公高幹112右1)部落道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雙春水門修繕工作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新南興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南80線與土庫路道路截角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中洋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大甲里行大一街及行大二街路面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三埔里三埔段481-5等地號農路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億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致學樓防焰遮光窗簾購置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凱興裝潢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甲區復興街78巷排水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冠位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復興路1巷30弄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代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玉港地區產業道路(349)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昇安里竹門大排埤子頭段埤子頭小段1629地號排水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博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南5-1線部分道路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安加里384-1號至386-16號前側溝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佳霖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淵中里本田路三段旁漁產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層林里(九層林段698-16等地號旁)排水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明進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高原里無尾坑(李園51左6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密枝里王萊山支2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長青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曲溪里南184線曲溪橋旁擋土牆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琮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武東里中正南路二段50巷及歸仁八路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永大路二段952巷20弄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大宏里民族路(三民路至中山路)路面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金定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培安路486巷及安和路一段471巷側溝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宸祐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球場地坪整修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聯韋樹脂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興農里新生南路373巷等3處路面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176線大文國小前漁塭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楠西區都市計畫區內楠西里與東勢里現有巷道路面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篤農里庄內道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中路五段1巷內漁用排水板橋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崴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三寮灣堤外線排水左岸護岸加高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 <text:s text:c="2"/></text:p>
          </table:table-cell>
          <table:table-cell table:style-name="ce26" office:value-type="string" calcext:value-type="string">
            <text:p>東拓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山上區牛稠埔334地號旁農路邊坡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福來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曲溪里內牛稠農路邊坡及排水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龍崎嶇中坑里(馬鞍高枝20)農路路面改善工程</text:p>
          </table:table-cell>
          <table:table-cell table:style-name="ce29" office:value-type="string" calcext:value-type="string">
            <text:p>龍崎嶇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109-鹿田里平田農田排水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深坑里深坑二街68巷農路路面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洲壘球場內野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長鈺營造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溪里嵌下寮排水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益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豐里里廣播設備增設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龍安科技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富強里活動中心LED燈汰換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隆豐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寮里廣播設備增設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龍虎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嘉芳里廣播系統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駿宏水電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後廍外環道路面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布袋里三官府前道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溪墘寮部落防護延續性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正堃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民權南路部分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璋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西港區竹林排水(近中州段2734地號)護岸改善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仕強營造股份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西區大福街(民權路三段至民族路三段)側溝改善工程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宸祐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山西里文衡路119巷道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大崎里夢之湖農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良威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豐里里口宵里段160-2等地號排水改善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奕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後港天后宮前道路路面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南佳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正北一路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榮承發工程顧問股份有限公司、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布袋里布袋尾段32-22地號旁第二期排水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玉港里西埔內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坤茂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篤加里庄內及北側道路路面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茅營里中營市場周邊及郵局周邊巷道改善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豐榮里信義路500號至518號前道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土庫里活動中心室內裝修許可委設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吳泓錡建築師事務所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蔦松三街81巷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南興養殖生產區漁產道路(914、915-2)路面延續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華二路127巷等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鴻成工程顧問有限公司、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豐華里西方宮前柏油路面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竹圍高分22A7旁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北門里往海埔養殖區道路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松腳里千佛山農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瑞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十全街(中正路至民安路區間)道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上區玉峯里南184線往曲溪橋道路路面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武東里中正南路一段1263巷內農路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上茄苳里126號至126-1宅前道路側溝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奕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海里增設廣播設備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銓宏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新東里(社區)活動中心廚房及廁所結構鑑定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台南市土木技師公會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清水里總爺庄1號宅後排水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 <text:s text:c="2"/></text:p>
          </table:table-cell>
          <table:table-cell table:style-name="ce26" office:value-type="string" calcext:value-type="string">
            <text:p>健曜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媽廟里保順路二段50巷排水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太子里長興一街路面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北勢里正大後農路擋土牆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燒灰子24-2號旁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姑爺里轄內等三處路面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東奕土木包工業(合夥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石嘈里石仔坑里道(石坑高分15)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佳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新吉里113號旁道路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下營里頂廍75~65號及78~53號巷道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禾湧工程顧問禾湧工程顧問有限公司</text:p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溪南里陸王宮前道路路面改善後續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佳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十份里廣播架維修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凱新鐵工所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賀老寮(田寮高分22右6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達里廣播系統汰換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金時代演藝傳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順里活動中心汰換舞台布簾及四樓吊扇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隆美布料股份有限公司、英能空調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永忠路側溝崩塌修繕排水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天水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豐里里(口宵里段211-11地號)瓦窯農路旁野溪治理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合併發包</text:p>
            <text:p>南億營造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甲里珊瑚路303巷路面改善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上區平陽里臺二十線旁野溪整治延續工程(第五期)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順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安定里52-21號前道路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安吉路一段999巷護岸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定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山豹段664-1地號野溪整治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兆均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高原里北寮(李園高分14左27左6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三慶里新田寮排水(筏港橋下游左岸)防汛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 <text:s text:c="2"/></text:p>
          </table:table-cell>
          <table:table-cell table:style-name="ce26" office:value-type="string" calcext:value-type="string">
            <text:p>東拓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水雲里(牛山高幹93-1)野溪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益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馬沙溝養殖區路面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燒灰子農路擋土牆改善延續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中坑里山尾寮農路(水口高分#36右3右21)路坡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啟勝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東里80號至147-1號道路路面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東洺土木包工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園道路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企畫書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平區崇仁公園北側及西側側溝改善工程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二空路66至221號排水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達陣系統建築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岸內里松子腳8號前道路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定土木包工業(合夥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門窗及遮雨棚改善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窗霸王鋼鋁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改善及充實教學環境設備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隆美窗簾、協興土木包工業、銘慧營造股份有限公司、煋勝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電話系統更新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乾揚通信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平區頂美一街(頂美一街65巷至西湖街）路面改善工程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三角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顯宮里媽祖宮五街旁漁產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小崙里北庄仔農路(南化段986地號)排水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水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興路107巷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榮承發工程顧問股份有限公司、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鹽埕里下山溪護岸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仕強營造股份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里埤頂農路(上鎮高分42)擋土牆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承峯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忠寮社區道路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樹林里(看坪股尾)漁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永華路(國光五街~永華路339巷)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運動公園燈具改善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億水電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海埔里里內道路改善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歸南里民生十街50巷農路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盛進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鹿田里東西煙社區道路路面改善工程委外測設費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榮承發工程顧問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南85線4.5K~4.7K處道路路面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埔園社區活動中心購置投影機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新向系統科技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民權路等三處道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復國一路(復華六街至復華七街)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灣裡聯合里活動中心後方備膳室整修及購置設備計畫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正安工程行、佳恩餐廚設備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裕農里活動中心設備(電視機3台及投影布幕)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宏權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下營區西連里南54道路改善工程(臺84線高架橋下)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石嘈里171區道至左鎮區二寮里海土坪道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大潭里長榮路二段2巷中段農路排水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信義路(古月橋以南)道路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沙田里沙子田段71等地號農路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大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詔豐里中山堂大門口門扇改善計畫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大峰鋁門窗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汴頭里南94線以東排水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社內里91-16號旁排水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建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中洲里南9線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教室洗手台補強及花台拆除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侑信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開山里活動中心構置桌球檯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蔡氏體育用品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東里（社區）活動中心二樓整修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自治行政</text:p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宏旭建材行</text:p>
          </table:table-cell>
          <table:table-cell table:number-columns-repeated="942"/>
        </table:table-row>
        <table:table-row table:style-name="ro10">
          <table:table-cell table:style-name="ce26" office:value-type="string" calcext:value-type="string">
            <text:p>校園設施設備修繕 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光喜工程行、辛城實業有限公司、祥舜土木包工業、高銓工程行、拉彼室內設計裝修、三金實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冷水坑(南勢高分29右18A3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仁社區綠地步道增設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誠州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防災砂包堆置櫃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永順吊車拖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國安里活動中心壁癌及防水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和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十份海埔中央路至南灣碼頭漁產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麗湖地區漁產道路(46)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明亮里活動中心汰換冷氣、飲水機及購置塑鋼折合桌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自治行政</text:p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  <text:p>共同供應契約</text:p>
          </table:table-cell>
          <table:table-cell table:style-name="ce26" office:value-type="string" calcext:value-type="string">
            <text:p>大盟電器行、志邦企業社、光興電器行、良崧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復華里活動中心地下室增設冷氣設備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大同綜合訊電股份有限公司永康分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文賢街422巷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王公里民族路及102巷道側溝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柏承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東昇里512-4、512-46、512-47、512-68、512-75、516-3號庄內道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毅達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里活動中心汰換箱型空氣調節器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資訊家電器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北勢坑旁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和平路212、246巷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松陽工程顧問有限公司、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山上區山上國中旁排水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華威土木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關廟里民生街115巷22弄道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拓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公園路7巷道路排水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上區零售市場周邊排水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裕軒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內江里隆大高幹264A2道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宥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下營里嘉福社區周邊道路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禾湧工程顧問禾湧工程顧問有限公司</text:p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溪心里活動中心冷氣汰舊換新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民安里同安寮76-2號至81-27號宅前巷道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新埔段481-6地號旁野溪整治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32" office:value-type="string" calcext:value-type="string">
            <text:p>國誠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豐里里南183線(玉馬高幹41-70)村里道路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再生營造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德善路290巷9弄排水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維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新嘉里168地號旁農路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奕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山上區山上高幹8左9電桿旁農路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海寮里防汛道路旁排水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佳霖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馬沙溝1號水門排水路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岦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雙春段(56)水門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昱成機電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活動中心會議室窗框及教室壁癌修繕 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自然人(葉真華)、雄宇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秀昌里煥昌160-43旁漁塭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廣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新生北路101巷與油車93-1號旁農路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庄內里（喜多郎)部落排水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奕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金砂里卸料台活化及環境綠美化改善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銓宏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民德館活動中心空氣調節機更換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臺銀共同供應契約</text:p>
          </table:table-cell>
          <table:table-cell table:style-name="ce26" office:value-type="string" calcext:value-type="string">
            <text:p>富麗電器行、富新電器有限公司 <text:s text:c="3"/>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高原里崩崁(北寮高分24左10左12~左20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深坑里活動中心設備汰換暨無障礙空間改善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信展土木包工業</text:p>
          </table:table-cell>
          <table:table-cell table:number-columns-repeated="942"/>
        </table:table-row>
        <table:table-row table:style-name="ro11">
          <table:table-cell table:style-name="ce26" office:value-type="string" calcext:value-type="string">
            <text:p>校園設施設備修繕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漢錮工程企業有限公司、萊得土木包工業、漢錮工程企業有限公司、益昇五金行、廣維實業社、琠石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平通里活動中心鋁門窗汰換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佰億通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灣丘里內埔社區排水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簽辦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密枝里曾文高分#1右5左1農路鄰近避車處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劼揚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麻善大橋橋墩下與兩側道路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合興里活動中心汰換氣冷式箱型空氣調節器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巨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安吉路一段999巷135弄路面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善化區公所建築物防火避難設施與設備安全檢查改善申請計畫書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台新室內裝修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羊林南173區道旁排水溝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三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光華里過港仔西北側農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五王里成功路(中華二路至振興路)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南廍排水護岸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瓏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年度後港里(城內)庄內道路路面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舞蹈教室改善工程-青山國小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士杰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南廍段451地號週邊農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旺結構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新社區設置體健設施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潁程實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二寮里石井農路及支線道路修復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元第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山里龍海號西南側漁塭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長興里活動中心停車場整修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力陞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永就46-8號前路口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建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羊林里那拔部落道路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盈勝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內郭里區道182(天公廟公車站)道路排水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聖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烏竹北街20巷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嘉芳里茄苳腳57-34號前AC路面改善工程及嘉芳里茄苳腳79-2號前AC路面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石林里1鄰道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仟億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中山南路568巷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南路590巷暨四維三街98巷鋪面改善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昇泰工程顧問有限公司、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鯤鯓里社區排水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正堃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龍船里(埤仔高分6至蜈蜞高枝12)埤子農路路面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台鐵下游排水路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岦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歡雅里永安宮前及歡雅112號前道路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大營段994等地號擋土牆及AC路面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百利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海南里海南段438、439地號設置步道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欣磊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布袋里南雄南路852巷農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盛進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水雲里番子坑二期(牛山高幹109右3左24)野溪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古都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山里活動中心冷氣設備及音響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  <text:p>逕洽廠商</text:p>
          </table:table-cell>
          <table:table-cell table:style-name="ce26" office:value-type="string" calcext:value-type="string">
            <text:p>富麗電器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長室冷氣設置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臺銀共同供應契約</text:p>
          </table:table-cell>
          <table:table-cell table:style-name="ce26" office:value-type="string" calcext:value-type="string">
            <text:p>梅山安順電器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仔段風坑橋農路旁野溪整治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魁隆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睦光里埤內農路(埤內高分52)擋土牆新建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廣富段404地號農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善化區曾文段2808地號側溝工程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晉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高原里坪頂園(東原216左14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12">
          <table:table-cell table:style-name="ce26" office:value-type="string" calcext:value-type="string">
            <text:p>忠政里活動中心增購內部設備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利用電腦資訊有限公司、金將弘影音文化有限公司、新向系統科技股份有限公司、宏旭建材行、尚雅意裝潢行、鑫品企業社、中勳科技有限公司、亨嘉企業有限公司、禾欣家電有限公司、久益電話通信器材行、協進鋁門窗行、百合晟股份有限公司、鑫品辦公傢俱行、大同綜合訊電股份有限公司永康分公司新營服務站、新營美傢俱、尚禾家具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里里仁義街道路改善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中正南路592巷道路排水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代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層林里(九層林段1131地號旁)農路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明進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渡拔里三塊厝段33-34地號農路擋土牆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良威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寮廍里寮廍161號前排水新建及農路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健曜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鯤鯓里社區路面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光賢里活動中心購置65吋液晶顯示器及32吋液晶電視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建築及設備</text:p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尚真事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烏竹里增設體建設施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福田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中坑段318地號排水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大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頭社里溝槽排水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文賢路一段93巷路面及側溝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泰鈞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佳化里巷道鋪面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禾湧工程顧問有限公司、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圖書室裝修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企畫書</text:p>
          </table:table-cell>
          <table:table-cell table:style-name="ce26" office:value-type="string" calcext:value-type="string">
            <text:p>振豐設計室內裝修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珠蘆地區漁產道路(469-45)路面擋土牆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振興里活動中心購置防焰遮光捲簾、箱型空氣調節器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自治行政</text:p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  <text:p>共同供應契約</text:p>
          </table:table-cell>
          <table:table-cell table:style-name="ce26" office:value-type="string" calcext:value-type="string">
            <text:p>全球裝潢材料行、麥得森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內江里土管旁(隆大高幹290)道路改善及內江社區排水改善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仟億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富強里活動中心無線擴音機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良美電子材料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園設施設備修繕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九幅窗飾有限公司、伊里國際有限公司、通大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那拔里南228-2號旁社區排水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西埔里西埔一街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順里汰換冷氣及三樓新增冷氣及計電設備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海埔里排水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 <text:s text:c="2"/></text:p>
          </table:table-cell>
          <table:table-cell table:style-name="ce26" office:value-type="string" calcext:value-type="string">
            <text:p>正堃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冷水坑(仙公73左21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灣丘里梅嶺農路支2線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109-宏佳騰後方雞場農路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裕佶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甲里中華路208巷路面改善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漁光里活動中心音響設備汰換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聲動音響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(117-2)排水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益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公園里活動中心新增空氣調節器、自動門申請計畫書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  <text:p>共同供應契約</text:p>
          </table:table-cell>
          <table:table-cell table:style-name="ce26" office:value-type="string" calcext:value-type="string">
            <text:p>巨遠股份有限公司、柏達自動門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年度西港區西港里港南段998地號計畫道路修繕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三舍里67號至54-6號道路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長興四街路面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瑞璋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海里活動中心廣場鋪面改善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安平土木包工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中坑里三塊厝(大溪高分2右3)道路路肩崩塌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聖勳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十份里東漁塭北側漁塭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佳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區和緯路二段與育德路口側溝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楠坑里第3鄰農路(小湖高分32至小湖高分30左7)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定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園安全設施改善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勝泰企業社、連豐行、向鴻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城西街一段168號至194巷側溝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鈞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南化段1370-39地號坡面排水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安平區漁光路東段路面改善工程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青鯤鯓活動中心前護欄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鹽水溪支流大排擋土牆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長榮路一段200巷排水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昱發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明德里活動中心新增空調設備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大盟電器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新渡子頭產業道路(64-4)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嘉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豐榮及唪口里活動中心裝設LED字幕機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鋒寶電子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年度玉井區口宵里段106-34等地號排水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永安里往農會幼稚園農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大營里38號旁排水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辦理中 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運動公園兒童遊戲區暨體健設施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豐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球場圍網及廁所修繕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銘慧營造股份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坑里蜂巢坑農路(埤內高分59左4)路坡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13">
          <table:table-cell table:style-name="ce26" office:value-type="string" calcext:value-type="string">
            <text:p>校園安全設施改善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欣統土木包工業、雲端設計股份有限公司、宗營水電工程有限公司、鵬燁企業有限公司、上大百貨行、鵬燁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蚵寮保安宮狹小巷道路面改善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嘉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埔里忠孝段407、407-1、423-2及423-3等四筆地號路面新建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西港區金砂里新寮部落道路路面改善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十份海埔四孔水門西側道路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那拔林段770地號旁農路修繕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三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電腦教室冷氣設備更新 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臺銀共同供應契約</text:p>
          </table:table-cell>
          <table:table-cell table:style-name="ce26" office:value-type="string" calcext:value-type="string">
            <text:p>巨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年整修億載里溜冰場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三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龍船段104-1地號野溪護岸及坡面排水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凌暘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里11鄰市區道路排水溝等2處改善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啟勝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勝華街37巷等處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南169線(2.2k至2.3k)道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中正里舊台20線道路旁邊坡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甲區牛坔排水(湖仔內橋)護岸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瓏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番子寮段1372等地號擋土牆及級配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理匠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運動公園網球場遮雨棚座椅及探照燈修繕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億營造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口林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東原里頂崎(球場方向)二期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龍國街240巷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大潭一街排水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昱發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白米地區產業道路(135-1)路面擋土牆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岦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南里民生十街及民生南街2段巷道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盛進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密枝里密枝76-2號社區道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簽辦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竹橋里慶善宮周邊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招標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南工街214巷32弄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松陽工程顧問有限公司、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臺南市安南區溪南段426-1地號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日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太子土庫聯合活動中心設置飲水機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偉志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海佃路四段388巷2弄農業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三聖段1940地號漁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安里延平路564巷旁排水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冠金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灣路942巷418弄等4處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松陽工程顧問有限公司、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新東里122-9號至81號道路路面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北勢里文小二籃球場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崙頂里114號前往社區鋪面及排水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誠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安和路四段393號至533巷路段溝蓋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鈞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秀祐里活動中心鐵捲門改善計畫書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立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鹿寮埔(0801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中山路328巷11弄周圍道路排水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鈞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上區184線旁往牛稠埔路側排水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進佶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－山上區石子崎社區蔗田農路上邊坡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裕軒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臺南市柳營區大腳腿段609、609-2地號農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東洺土木包工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頂義合活動中心旁廁所整修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瑞慶防水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長沙里社區廣場路面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新埔段380-10及385地號間野溪整治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承立營造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平沙里社區巷道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金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竹圍農路(竹圍高分13-1)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全益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土崎里162-1區道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門口家長接送區管理設備購置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大寶土木包工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游泳池旁空地鋪面改善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策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大灣高中後堤防綠美化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榮承發工程顧問股份有限公司、強鑫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鹿田里保生段野溪整治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通友營造股份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教學設備更新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民樺行、藏林實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楠西區密枝里三進高支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新光高分81旁農路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東原里大坑(大坑高分4~8)產業道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年度西港區西港里港南段697地號計畫道路修繕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沙崙里土庫仔欣達牧場西邊農路面改善工程(二期)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國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小北里活動中心汰換空氣調節器申請計畫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巨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臺南市新營區整修老人文康活動中心及興業里活動中心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莊欽淇建築師事務所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寮廍里戶外廣播號角汰換更新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韋瓦第專業音響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廟里保大路三段366巷22弄道路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國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漁民活動中心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利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崎內里3鄰82-109等地號排水溝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兆均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二王里中山南路644巷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國光八街11巷等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巷埔里南1線側溝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金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青山里水尾(郭厝高分22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益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漁光里活動中心更換電梯主鋼索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保速達電梯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鹽埕部落防護延續性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辦理中 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玉山里社區路面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南勢里南勢1-1號前道路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南化段855-3地號排水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水旺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中安橋南下漁產道路後續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西港區新復里部落道路改善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林安里土地公崎(福德7B2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亞營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崁頭山(1007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平區辦公大樓室內裝修改善工程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尚恩室內裝修設計室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五王里成功路172巷43弄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弘燿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西側門新設電動伸縮門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繁華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曲溪里二溪高幹36右16A1農路改善延續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仟億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原舊頭港里中山堂2樓增設冷氣設備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富麗電器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區永成路二段699巷等農路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子段275-4地號旁農路改善工程(第2期)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育平里活動中心一樓舞台增設電動舞台布幕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喬韋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鹽水段1616-41等地號產業道路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會議室桌椅購置、設置展示區及書寫壁面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震旦行限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嶺南里西勢角(嶺南高幹23)暨宅內溪(柿子枰段)野溪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益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龜丹里南186區道路面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再生營造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崇誨里活動中心跑馬燈裝設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洺睿系統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大潭里長榮路二段巷尾農路擋土牆設施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盛進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照興里興南1左7野溪整治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重溪里庄內道路改善工程 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鈞鈜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竹圍後社區活動中心設置監視設備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龍成電器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業里廣播設備增設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自治行政、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承裕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照興里溪尾支線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口林溪洲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曲溪里北坪腳旁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大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石嘈里山尾埔(路燈320371)農路路肩護岸、護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港墘里民族路97巷及99巷路面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楠西區照興宮旁野溪整治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古都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岡林里溪洲農路(溪尾高分27)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臺南市北區開元路394巷等路溝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捷美土木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玉山里四和魚塭養殖區路面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榮和里後坑農路支線路面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旭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保吉蚵寮社區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武東二街道路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鹿田里大林部落1、2鄰農路排水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頂山寮1號之5旁等2處魚塭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區興農段79及516等地號旁農路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石子瀨沉砂池清淤道路及梳子壩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照興峰坑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旭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蘆竹溝道路排水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嘉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水秀里水秀段648地號至水秀段672地號前道路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唪口里156之8號前排水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瓏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北汕尾三路(安中路五段至台江大道四段)西側溝蓋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宸祐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龍埔街562巷等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灣丘里土地公廟旁野溪整治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光華里南1線入口旁農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內江里南181線側溝及路面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二溪里其子瓦聯外道路路面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看東里中山一街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漁光里活動中心汰換鐵捲門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正安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岸內里和平路43號前道路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明興路1181巷198-1號及230巷旁等農路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國安街156巷(國安街至44弄)側溝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宸祐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楠坑里草埔坪農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龍雄2號橋旁護岸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耀進營造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金華路三段(武英街至永華路)及青年路147號至興華街側溝改善工程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忠孝路410巷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年度三股里庄內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長沙里廣播基座整修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禾登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灣丘里南寮A2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台南市安南區顯宮一街農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長室空氣調節機 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臺銀共同供應契約</text:p>
          </table:table-cell>
          <table:table-cell table:style-name="ce26" office:value-type="string" calcext:value-type="string">
            <text:p>梅山安順電器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北興里大灣路40巷等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生車棚排水系統整建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聯鋐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甲東里珊瑚路67巷及忠孝街156巷、復興街12巷、26巷及仁愛街60巷路面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勝利街197巷40弄及37弄等處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宏昇工程技術顧問有限公司、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上茄苳里名人幼稚園前88-17號至99號道路側溝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奕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區開南街275巷3弄側溝路面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揚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馬稠後里13鄰(甘宅高分15左6右11)部落道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毅達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曲溪里田仔(二溪高幹36右21)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107-照興里坑尾、南投埤聯絡道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詔豐里11鄰(竹豐高幹34A1)部落排水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博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五興里轄內路面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成里活動中心內部設備汰換更新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自治行政</text:p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  <text:p>部分議價中</text:p>
          </table:table-cell>
          <table:table-cell table:style-name="ce26" office:value-type="string" calcext:value-type="string">
            <text:p>大盟電器行、尚真事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港南里20之2號旁133區道側溝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百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義合里槺榔35號至40號旁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三民街112巷排水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英宏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崁頂社區活動中心牆面耐燃修繕及投影設備購置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自治行政</text:p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  <text:p>共同供應契約</text:p>
          </table:table-cell>
          <table:table-cell table:style-name="ce26" office:value-type="string" calcext:value-type="string">
            <text:p>冠竑消防設備檢修有限公司、震旦行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年歸仁區八甲段自行車道欄杆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內江里隆大高幹264A2道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錦湖里吳保宮旁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鈞鈜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港南里35號-8至31-6號道路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頭港西側魚塭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體育公園游泳池水底吸塵器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水魔術水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下營區西連里南59線道路及黑橋南側新建引道改善工程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後壁田(1024)野溪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<text:s/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體育公園入口排水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承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關里活動中心購置伴唱機及投影擴音設備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展晟電器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裕農里活動中心增設招牌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大欣廣告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菁寮里後部正心堂活動中心前道路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龜丹段311地號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億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過山農路路面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瑞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永就里南144線排水側溝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世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崎頂里兵仔舍巷道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土崎里尖峰農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永興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嶺南里九層林(雙溪高幹250左30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太南里太子宮303號前道路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武安里健康路47巷道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土庫里活動中心設置投影設備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宏權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加里156-17號前道路側溝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佳霖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層林里(九層林段724地號)農路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億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善化區陽明新村道路側溝改善工程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里羊林高分63左35右2前農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一樓女兒牆及伸縮縫整修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木村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忠孝運動公園籃球場整修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吳崇彥建築師事務所、泰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山上區中坑往埔羌坑農路邊坡改善工程(第二期)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承峯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石嘈里後壁溪(後壁高分13)農路路面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南工街212巷13弄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里竹圍埤仔農路(烏山高分16)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冠頂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勢里集會所汰換健身器材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南科休閒運動器材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蚵寮、保吉社區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青草里青砂街二段1巷170之2號旁漁產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七甲里中正北路二段516巷內農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國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年度玉井區層林里(芒子芒段969等地號旁)排水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</text:p>
          </table:table-cell>
          <table:table-cell table:style-name="ce26" office:value-type="string" calcext:value-type="string">
            <text:p>南億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土崎里礁坑南路里道(礁坑高枝20)道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謝厝寮排水護岸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佳霖土木包工業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六溪里南97線4.3K~4.35K(六溪高幹107號)道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土崎里礁坑南路里道(礁坑高枝1)道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左鎮區二寮里南168線與南171-1線交會排水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元第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區崇道路(崇明路至崇德路)側溝改善工程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鈞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嶺南里桂竹林(雙溪高幹76左6右22左13左11)二期野溪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校舍教學設備改善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五祥室內裝修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鎮山里三角公園設置體健設施及欄杆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弘成鐵工所、寰翰實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將軍里將富社區路面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108年六甲區王爺里夢之湖產業道路路面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霖造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新市里中興街道路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區利南街西側側溝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石林里往後山(石瀨高幹31左11)農路擋土牆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曲溪里玉峯高分3右24旁農路邊坡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宏里開元路70巷路面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竹圍里中正路道路AC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上區平陽里卓猴部落農路排水溝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裕軒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土溝里飛天堂及天三宮旁道路路面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龜丹里3鄰社區排水改善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盛祥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沙崙里沙崙農場辦公室東側杞舍農路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國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佳興里492-125號宅前道路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禾湧工程顧問有限公司、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深坑里深坑三街30巷排水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東鑫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區小東路147巷(小東公園側)側溝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泉棸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億載里活動中心汰換飲水機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賀眾企業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鳳凰里活動中心增設監視器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泰禾電話電器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三慶里慈明宮往天玉殿路面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知義里活動中心購置冷氣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八ㄚ旺實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五甲里五甲段1470-1地號旁野溪護岸二期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誠營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水林里中正路599巷路面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南興里建業路111巷側溝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盛軒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十份里設置里內公布欄及白板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王冠黑板圖表教具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青山里龍湖山(1029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蘇林里南122區道及社區道路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穿堂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渥斯視覺藝術工作室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三舍里25號至51-2號道路鋪面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鯤江段公有土地綠美化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龍林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海埔里海埔60-5北側路面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菁豐里崩埤部落道路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北門里往海埔養殖區道路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埤頭里保東路排水改善工程-第二期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文賢路排水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大安里廣播增設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旭億科技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照興里頭埔野溪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渡拔里三塊厝段377地號旁農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佳興社區巷道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禾湧工程顧問有限公司、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榮和里第9鄰社區排水改善工程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衛國里活動中心停車場電動鐵門裝設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毅馨國際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甲里中華路99巷、信義街238巷14弄路面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三和里(芒子芒段6-2)排水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岦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新厝、許厝里公園路(大成路至信義南路)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中山北路344巷排水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泰鈞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各班廣播教學設備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弘袁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密枝鳳梨山古早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109年度玉井區豐里里口宵里段115-68等地號排水改善延續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預算書圖修正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校園緊急修繕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純承消防實業社、合輝企業社、鎧鴻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山上區平陽橋下農路邊坡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承峯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極限運動場整修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億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頂山里漁民活動中心旁廁所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美邦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二甲里民權街248、255巷路面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新光里北寮街23號前排水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豐和里金朝混凝土廠東側魚塭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菁寮里南82線墨林文物館前側溝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億興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里那拔林段813地號等3筆農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公園街與天生街道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豐里里南183線道路旁側溝加蓋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全益土木工程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佳化里連接南51線聯外道路鋪面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崙頂里凱旋路二段1巷680弄內農路排水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虎山里活動中心增設電力計畫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宏吉電機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鳳凰里活動中心設置戶外圍籬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英能空調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新嘉里菁寮大排防汛道路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<text:s/>侑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岸內里金和路南側排水溝改善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富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下營區紅甲里台19甲線東側農路改善工程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定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砂崙里城北路871巷262號旁農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密枝里新社區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教學設備購置及環境改善</text:p>
          </table:table-cell>
          <table:table-cell table:style-name="ce29" office:value-type="string" calcext:value-type="string">
            <text:p>中西區 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永華企業有限公司、尚真事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平區慶平路(健康二街至永華八街)側溝改善工程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宸佑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臺南市仁德區土庫一街尾道路側溝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維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大灣路942巷449弄(文化段1064地號)農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誠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仙草里羌子崙農路護欄設置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崎頂里崎頂崩塌地處理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國誠營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臺南市南區明興路1285巷後段農業區排水改善工程變更設計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耀進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照興里湖頂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劼揚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六合里六合路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石城里里內路面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水雲里106線(滴水幹71)道路側溝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知義口碑8-5地號前農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三寮灣地區(658-1)路面擋土牆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十份里第一鄰道路路面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區生產路及崇善路(第一分局周邊)側溝改善工程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大埕里大寮通往通興里路面積水增高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平區政大樓地下室頂板承載力評估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統勝工程顧問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長安里中寮27號至中寮43號之6道路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人和里仁愛路往雙營橋非重劃區農路側溝改善工程 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玖郁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新北七街路面及側溝改善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柏承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灣丘里北勢仔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劼揚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龜丹麻竹湖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建欣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看東里一段1巷內區域排水改善工程(二期)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昱發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總頭里長溪路二段410巷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震禾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土庫六街75巷道路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南雄里龜洞橋上游二期護岸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年七股區十份里建功國小附近巷道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後壁里復興街及新興街等2處路面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頭社里竹湖農路排水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購置籃球架等設施設備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泓洋運動器材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社子里南119線道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照興里南183區道照豐產業道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廣州里活動中心汰換單槍投影機及電動布幕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京能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西港段84-2地號排水溝改善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百益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豐和里農會前道路改善工程(舊南53)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下營里南29線旁漁塭道路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定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內庄里第6鄰聯外道路排水改善</text:p>
          </table:table-cell>
          <table:table-cell table:style-name="ce29" office:value-type="string" calcext:value-type="string">
            <text:p>左鎮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元第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二王里活動中心增設監視器設備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長昇通信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土崎里深掘尾排水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佳泰土木包工業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南177線大社國小前至140線路口路面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本田路三段339巷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成功路（長北街至成功路290號華南銀行前）側溝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二王里二王社區活動中心購置鋁窗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潔呈事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寮里庄內道路改善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元第土木包工業(合夥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關廟里文中二公園南側排水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區民德路95巷路溝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捷美土木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山上區石子崎1-7地號旁農路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承峯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光華里金長榮旁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里新設伴唱機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米高梅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溪頂溪東里活動中心裝設安全防護設備及天花板修護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江行健建築師事務所</text:p>
            <text:p>立岳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八老爺排水延續改善工程(第二期)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 <text:s text:c="2"/></text:p>
          </table:table-cell>
          <table:table-cell table:style-name="ce26" office:value-type="string" calcext:value-type="string">
            <text:p>瓏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深坑里安保溪護岸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承立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人和里南聖宮非重劃區農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園積水改善工程 <text:s/></text:p>
          </table:table-cell>
          <table:table-cell table:style-name="ce29" office:value-type="string" calcext:value-type="string">
            <text:p>安平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策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文華里里民休閒室整修事宜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元第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新吉里56-15~56-37及56-5~56-55號道路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埤頭里關新一街排水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凌暘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環湖里南灣田農路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甲區七甲里七甲街40巷路面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太子里長興四街排水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招標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左鎮里瓠仔園野溪排水改善工程</text:p>
          </table:table-cell>
          <table:table-cell table:style-name="ce29" office:value-type="string" calcext:value-type="string">
            <text:p>左鎮里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善化區坐駕里瓦窯側溝改善工程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昇安里區道南92-1線0.5K(埤頭高分39C1)道路側溝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大橋里活動中心防水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宏昇工程技術顧問有限公司、和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西甲里158號前社區道路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甲區大丘里嶺南高幹254至234聯絡道路路面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區崇善十六街側溝改善工程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友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上區新莊里水管路銜接178甲線之道路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佳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東邊寮支線0K+000~0K+023護岸新建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豐宇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山子腳排水(大山段307地號)護岸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鼎佶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玉田里玉安街道路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再生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營里社區廣播設置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駿宏水電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年度玉井區豐里里番仔埔(口宵里段312-1地號旁)排水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角秀段308-2地號旁農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定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上區新莊里大庄區域排水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三和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頂安里更新廣播擴音系統設備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嘉晉光電企業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南65線番仔田埤排水上游蒐集水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 <text:s text:c="2"/></text:p>
          </table:table-cell>
          <table:table-cell table:style-name="ce26" office:value-type="string" calcext:value-type="string">
            <text:p>金富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育英台牆面整修工程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廣鑫廣告事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愛路136巷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中生里福德祠鄰近農路改善工程（第二期）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金拓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社里中社318號前道路側溝改善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佳禾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區灣裡路263巷口至41號水溝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享勝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溪里南103線(牛山高幹56~64)南107線(牛山高幹64二重溪橋)道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中山西路三段179巷擋土牆及道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鋕昇營造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中正里口宵里段8-1等地號農路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昇安里活動中心電風扇改善計畫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晶揚水電材料行林國港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安中路5段旁漁產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內江里內庄部落道路改善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大坑里沙仔崎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玉田里玉寮高幹128右2排水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坑里活動中心廁所修繕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亮嘻室內裝修工程行(獨資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庭整修及化糞池遮蓋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勝源土木包工業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六合路58、62巷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龜丹里埔頭仔農路支線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嘉同里龍虎公園旁道路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高架垃圾場拆除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威億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中正五街11巷排水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六甲里六甲路與台39線排水改善計畫二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液晶顯示器及泳池教學設備購置</text:p>
          </table:table-cell>
          <table:table-cell table:style-name="ce29" office:value-type="string" calcext:value-type="string">
            <text:p>中西區 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立統企業行、櫻錄企業有限公司、名宣商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那拔林段0935地號旁野溪護岸整治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校園人行道連鎖磚整平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鎧鴻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西港區南45區道道路改善第二期工程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大林野溪排水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通友營造股份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吉里周邊巷道改善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文化西路南側排水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 <text:s text:c="2"/></text:p>
          </table:table-cell>
          <table:table-cell table:style-name="ce26" office:value-type="string" calcext:value-type="string">
            <text:p>健曜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達里山寮42-13號旁魚塭道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普濟里活動中心構置空調設備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富新電器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成德福德華德里聯活動中心汰換監視機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群益通訊工程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大崎里牛稠仔往莿仔埔農路改善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三慶里社區蒐集水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岦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安正里番寮高幹57右16號附近道路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體育館地板維修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長具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清宮南山段1012-76地號漁塭旁道路改善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文南里活動中心公共安全缺失改善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信安建築物公共安全檢查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海東里認養空地籃球場增設圍籬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豐立土木包工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溪南里南31-1(三不等段)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百利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長溪路二段(北安路二段至長溪路二段289巷)西側側溝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宸祐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長榮里漚汪國小北側道路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鹽水區岸內里抽水機預佈平台新建工程</text:p>
          </table:table-cell>
          <table:table-cell table:style-name="ce29" office:value-type="string" calcext:value-type="string">
            <text:p>鹽水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正堃土木包工業(合夥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民安里南51線北段(市道176線往新宅)區道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北平往中坑里江坑農路(北平高分59左2)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永大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鯤溟里社區路面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南182區道頭社交流道往內郭里道路路面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照興里苗圃野溪改善二期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劃書中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昇安里活動中心整修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銘慧營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内區內郭里(南182-1線道旁)曾文溪支流整治工程</text:p>
          </table:table-cell>
          <table:table-cell table:style-name="ce29" office:value-type="string" calcext:value-type="string">
            <text:p>大内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改善及充實教學環境設備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結興建築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海里港明中學旁道路改善</text:p>
          </table:table-cell>
          <table:table-cell table:style-name="ce29" office:value-type="string" calcext:value-type="string">
            <text:p>西港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廁所糞管整修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教育局(處)營建及修建工程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家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蔦松二街87巷等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年度玉井區三和里芒子芒段1地號排水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巷埔里巷口南1線道路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士林里(進學一街、進學二街等)庄內道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東奕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土崎里烏樹林(尖峰高幹289右3)崩塌地處理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億益營造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大洲里大洲12號旁路面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港墘里民族路97巷3弄至三民街112巷路面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及鹽水區田寮排水護岸加高工程</text:p>
          </table:table-cell>
          <table:table-cell table:style-name="ce29" office:value-type="string" calcext:value-type="string">
            <text:p>新營及鹽水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正堃土木包工業(合夥)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龍船里後壁溪排水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凌暘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-楠西區灣丘里井仔湖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建欣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善化區什乃里什乃96號之5至105號前道路改善工程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招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新榮里華宗路142巷道路側溝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佳霖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4號閘門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隆發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大埕里南29-1線西南側漁塭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七股中排一排水改善延續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岦珅營造有限公司 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中坑里(中坑高分23左12)農路路面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歸仁區許厝仁愛一街路面改善工程</text:p>
          </table:table-cell>
          <table:table-cell table:style-name="ce29" office:value-type="string" calcext:value-type="string">
            <text:p>歸仁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信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楠西區密枝里鹽水堀野溪護岸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佑吉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鎮海漁產道路(1303-1)路面延續性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營區忠政里活動中心旁停車場改善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弘鎧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臺南市柳營區果毅里南湖農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柳營區人和里吳晉淮古厝北側非重劃區農路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創建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水雲里公墓(牛山高幹133~138右18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崙頂活動中心旁路面改善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鴻金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白米地區漁產道路(435)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年度六甲區南68線道路排水設施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學聖實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廣蓮里北埔部落(北埔高分28A1)排水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承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麻豆區建南街路面改善工程</text:p>
          </table:table-cell>
          <table:table-cell table:style-name="ce29" office:value-type="string" calcext:value-type="string">
            <text:p>麻豆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海南里認養海南段438、439地號綠美化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欣磊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玉井里南幹6右支5-1右分3右引5路面改善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南億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南勢里南勢庄大坡(275)野溪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霖造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豐華里道路側溝增設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金逸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二溪里其子瓦20-2號旁護坡改善延續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湧鑫土木包工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玉井區豐里里183支線(口宵里段374-7地號)水溝加蓋工程</text:p>
          </table:table-cell>
          <table:table-cell table:style-name="ce29" office:value-type="string" calcext:value-type="string">
            <text:p>玉井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奕晨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中坑里內潭仔農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顯宮里安中路五段201巷末端旁漁產道路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東原里班芝花(東原高幹98)野溪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堉憲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三德王休閒綠地環境修建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豐立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佳里區南37線(安南路至仁愛路間)老舊鋪面改善工程</text:p>
          </table:table-cell>
          <table:table-cell table:style-name="ce29" office:value-type="string" calcext:value-type="string">
            <text:p>佳里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泉南里活動中心字幕機裝設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雅登廣告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山區高原里李子園(社區對面)農路改善工程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茂盛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南化區菁埔寮段803地號野溪護岸改善工程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啟勝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平和里西平寮66號旁農路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南區四草里四草大道686巷13弄路面改善工程</text:p>
          </table:table-cell>
          <table:table-cell table:style-name="ce29" office:value-type="string" calcext:value-type="string">
            <text:p>安南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烏竹里增設字幕機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鵬燁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里南173區道道路重建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北勢里公田橋護岸三期改善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辦理中 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新昌里活動中心新增空調設備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共同供應契約</text:p>
          </table:table-cell>
          <table:table-cell table:style-name="ce26" office:value-type="string" calcext:value-type="string">
            <text:p>大盟電器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年七股區篤加里庄內道路路面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8楠西區灣丘里竹仔圾往新寮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建欣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中華路(中華一路至中華路154巷)側溝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辦理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下營區下營里復興街及民權一街道路改善工程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吉田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石嘈里(坑內高分11左1至石嘈1號)農路路面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新志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大橋一街等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中坑、西埔及北平三里廣播系統增設</text:p>
          </table:table-cell>
          <table:table-cell table:style-name="ce29" office:value-type="string" calcext:value-type="string">
            <text:p>南化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龍安科技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操揚旁加設鐵網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泉記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改善校園環境工程</text:p>
          </table:table-cell>
          <table:table-cell table:style-name="ce29" office:value-type="string" calcext:value-type="string">
            <text:p>新營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取得企畫書</text:p>
          </table:table-cell>
          <table:table-cell table:style-name="ce26" office:value-type="string" calcext:value-type="string">
            <text:p>銘慧營造股份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共學樓周邊鋪面整建工程</text:p>
          </table:table-cell>
          <table:table-cell table:style-name="ce29" office:value-type="string" calcext:value-type="string">
            <text:p>南區</text:p>
          </table:table-cell>
          <table:table-cell table:style-name="ce29" office:value-type="string" calcext:value-type="string">
            <text:p>教育局(處)土地購置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享勝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土崎里烏樹林巷道道路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有仟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門區南9線道路路面改善工程</text:p>
          </table:table-cell>
          <table:table-cell table:style-name="ce29" office:value-type="string" calcext:value-type="string">
            <text:p>北門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嘉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二甲里民權街229巷路面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永道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化區礁坑子段773-1地號旁農路改善工程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比撒列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安定區安定里54號前道路改善工程</text:p>
          </table:table-cell>
          <table:table-cell table:style-name="ce29" office:value-type="string" calcext:value-type="string">
            <text:p>安定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納入開口契約辦理</text:p>
          </table:table-cell>
          <table:table-cell table:style-name="ce26" office:value-type="string" calcext:value-type="string">
            <text:p>翔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德善二街周圍路面及側溝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世堡土木包工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臺南市柳營區桶頭腳農路擋土牆改善工程</text:p>
          </table:table-cell>
          <table:table-cell table:style-name="ce29" office:value-type="string" calcext:value-type="string">
            <text:p>柳營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承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白河區崁頭里中州農路改善工程</text:p>
          </table:table-cell>
          <table:table-cell table:style-name="ce29" office:value-type="string" calcext:value-type="string">
            <text:p>白河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博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校園監視系統改善 </text:p>
          </table:table-cell>
          <table:table-cell table:style-name="ce29" office:value-type="string" calcext:value-type="string">
            <text:p>中西區 </text:p>
          </table:table-cell>
          <table:table-cell table:style-name="ce29" office:value-type="string" calcext:value-type="string">
            <text:p>教育局(處)其他設備 </text:p>
          </table:table-cell>
          <table:table-cell table:style-name="ce26" office:value-type="string" calcext:value-type="string">
            <text:p>教育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南商企業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善化區光文里光華段1036地號道路側溝新設工程</text:p>
          </table:table-cell>
          <table:table-cell table:style-name="ce29" office:value-type="string" calcext:value-type="string">
            <text:p>善化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富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山腳里環埤步道休憩石椅</text:p>
          </table:table-cell>
          <table:table-cell table:style-name="ce29" office:value-type="string" calcext:value-type="string">
            <text:p>新化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誠達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內區曲溪里中路農路邊坡改善工程</text:p>
          </table:table-cell>
          <table:table-cell table:style-name="ce29" office:value-type="string" calcext:value-type="string">
            <text:p>大內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鑫旺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埔園社區活動中心設置音響設備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首誌科技系統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清路172巷及中山路509巷18弄路面改善工程</text:p>
          </table:table-cell>
          <table:table-cell table:style-name="ce29" office:value-type="string" calcext:value-type="string">
            <text:p>仁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瑞璋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關廟區下湖里鹽水溪支流第二期邊坡保護工程</text:p>
          </table:table-cell>
          <table:table-cell table:style-name="ce29" office:value-type="string" calcext:value-type="string">
            <text:p>關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辦理中 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西勢路158巷等道路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宏昇工程技術顧問有限公司、宥盛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北區武聖路36巷路溝改善工程</text:p>
          </table:table-cell>
          <table:table-cell table:style-name="ce29" office:value-type="string" calcext:value-type="string">
            <text:p>北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久興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新市區港墘里港墘段573-4等地號旁護坡改善工程</text:p>
          </table:table-cell>
          <table:table-cell table:style-name="ce29" office:value-type="string" calcext:value-type="string">
            <text:p>新市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取得報價單或企畫書</text:p>
          </table:table-cell>
          <table:table-cell table:style-name="ce26" office:value-type="string" calcext:value-type="string">
            <text:p>建璉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土溝里99-6號至99-9號宅前道路側溝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</text:p>
          </table:table-cell>
          <table:table-cell table:style-name="ce26" office:value-type="string" calcext:value-type="string">
            <text:p>蜂展土木工程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東區立德十路溝蓋改善工程</text:p>
          </table:table-cell>
          <table:table-cell table:style-name="ce29" office:value-type="string" calcext:value-type="string">
            <text:p>東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維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學甲區平和里宅仔港排水護岸改善工程</text:p>
          </table:table-cell>
          <table:table-cell table:style-name="ce29" office:value-type="string" calcext:value-type="string">
            <text:p>學甲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岦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109-山上區苦瓜寮大堀往青田農路改善工程</text:p>
          </table:table-cell>
          <table:table-cell table:style-name="ce29" office:value-type="string" calcext:value-type="string">
            <text:p>山上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裕佶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大客里災害防救廣播系統建置計畫書</text:p>
          </table:table-cell>
          <table:table-cell table:style-name="ce29" office:value-type="string" calcext:value-type="string">
            <text:p>東山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暢泓科技顧問企業社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龍崎區龍船里五間2鄰(五間步道入口旁)排水改善工程</text:p>
          </table:table-cell>
          <table:table-cell table:style-name="ce29" office:value-type="string" calcext:value-type="string">
            <text:p>龍崎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規劃設計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仁德區上崙里交流道旁農路改善工程</text:p>
          </table:table-cell>
          <table:table-cell table:style-name="ce29" office:value-type="string" calcext:value-type="string">
            <text:p>楠西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瑞璋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中寮里西加橋西側漁業道路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漁業建設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弘鋅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六甲區大丘里北勢坑產業道路路面排水改善工程</text:p>
          </table:table-cell>
          <table:table-cell table:style-name="ce29" office:value-type="string" calcext:value-type="string">
            <text:p>六甲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霖造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七股區大埕里社區排水改善工程</text:p>
          </table:table-cell>
          <table:table-cell table:style-name="ce29" office:value-type="string" calcext:value-type="string">
            <text:p>七股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 <text:s text:c="2"/></text:p>
          </table:table-cell>
          <table:table-cell table:style-name="ce26" office:value-type="string" calcext:value-type="string">
            <text:p>正堃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兌悅里活動中心地板及天花板燈修繕</text:p>
          </table:table-cell>
          <table:table-cell table:style-name="ce29" office:value-type="string" calcext:value-type="string">
            <text:p>中西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東宸營造股份有限公司、久美土木包工業有限公司、志信室內裝修有限公司、山本水電材料行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永康區大灣五街路面改善工程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工程建築及設備</text:p>
          </table:table-cell>
          <table:table-cell table:style-name="ce26" office:value-type="string" calcext:value-type="string">
            <text:p>工務局</text:p>
          </table:table-cell>
          <table:table-cell table:style-name="ce26" office:value-type="string" calcext:value-type="string">
            <text:p>公開取得報價中</text:p>
          </table:table-cell>
          <table:table-cell table:style-name="ce26"/>
          <table:table-cell table:number-columns-repeated="942"/>
        </table:table-row>
        <table:table-row table:style-name="ro5">
          <table:table-cell table:style-name="ce26" office:value-type="string" calcext:value-type="string">
            <text:p>官田區(烏山頭段324-3地號)排水設施工程</text:p>
          </table:table-cell>
          <table:table-cell table:style-name="ce29" office:value-type="string" calcext:value-type="string">
            <text:p>官田區</text:p>
          </table:table-cell>
          <table:table-cell table:style-name="ce29" office:value-type="string" calcext:value-type="string">
            <text:p>農業工程及農路改善</text:p>
          </table:table-cell>
          <table:table-cell table:style-name="ce26" office:value-type="string" calcext:value-type="string">
            <text:p>農業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金富發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將軍區玉山里活動中心整修改善工程</text:p>
          </table:table-cell>
          <table:table-cell table:style-name="ce29" office:value-type="string" calcext:value-type="string">
            <text:p>將軍區</text:p>
          </table:table-cell>
          <table:table-cell table:style-name="ce29" office:value-type="string" calcext:value-type="string">
            <text:p>自治行政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公開取得</text:p>
          </table:table-cell>
          <table:table-cell table:style-name="ce26" office:value-type="string" calcext:value-type="string">
            <text:p>和成土木包工業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中興里活動中心購置音響設備</text:p>
          </table:table-cell>
          <table:table-cell table:style-name="ce29" office:value-type="string" calcext:value-type="string">
            <text:p>永康區</text:p>
          </table:table-cell>
          <table:table-cell table:style-name="ce29" office:value-type="string" calcext:value-type="string">
            <text:p>建築及設備</text:p>
          </table:table-cell>
          <table:table-cell table:style-name="ce26" office:value-type="string" calcext:value-type="string">
            <text:p>民政局</text:p>
          </table:table-cell>
          <table:table-cell table:style-name="ce26" office:value-type="string" calcext:value-type="string">
            <text:p>逕洽廠商</text:p>
          </table:table-cell>
          <table:table-cell table:style-name="ce26" office:value-type="string" calcext:value-type="string">
            <text:p>宏權科技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後壁區新嘉里蘆竹潭中排二改善工程</text:p>
          </table:table-cell>
          <table:table-cell table:style-name="ce29" office:value-type="string" calcext:value-type="string">
            <text:p>後壁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柏承營造有限公司</text:p>
          </table:table-cell>
          <table:table-cell table:number-columns-repeated="942"/>
        </table:table-row>
        <table:table-row table:style-name="ro5">
          <table:table-cell table:style-name="ce26" office:value-type="string" calcext:value-type="string">
            <text:p>下營區北頂中排出口處抽水平台及閘門工程</text:p>
          </table:table-cell>
          <table:table-cell table:style-name="ce29" office:value-type="string" calcext:value-type="string">
            <text:p>下營區</text:p>
          </table:table-cell>
          <table:table-cell table:style-name="ce29" office:value-type="string" calcext:value-type="string">
            <text:p>水利工程</text:p>
          </table:table-cell>
          <table:table-cell table:style-name="ce26" office:value-type="string" calcext:value-type="string">
            <text:p>水利局</text:p>
          </table:table-cell>
          <table:table-cell table:style-name="ce26" office:value-type="string" calcext:value-type="string">
            <text:p>公開招標</text:p>
          </table:table-cell>
          <table:table-cell table:style-name="ce26" office:value-type="string" calcext:value-type="string">
            <text:p>欣義營造有限公司</text:p>
          </table:table-cell>
          <table:table-cell table:number-columns-repeated="942"/>
        </table:table-row>
        <table:table-row table:style-name="ro4" table:number-rows-repeated="1047508">
          <table:table-cell table:number-columns-repeated="948"/>
        </table:table-row>
        <table:table-row table:style-name="ro4">
          <table:table-cell table:number-columns-repeated="948"/>
        </table:table-row>
        <table:named-expressions>
          <table:named-expression table:name="Print_Area" table:base-cell-address="$'109_(12)'.$A$1" table:expression="109_(12).#REF!:109_(12).[.$F$1067]"/>
          <table:named-expression table:name="Print_Titles" table:base-cell-address="$'109_(12)'.$A$1" table:expression="109_(12).#REF!:109_(12).[.$XCI$6]"/>
        </table:named-expressions>
      </table:table>
      <table:named-expressions/>
      <table:database-ranges>
        <table:database-range table:name="__Anonymous_Sheet_DB__0" table:target-range-address="'109_(12)'.A7:'109_(12)'.AJO1067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Helv" svg:font-family="Helv" style:font-family-generic="swiss"/>
    <style:font-face style:name="Helv1" svg:font-family="Helv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思源黑體" svg:font-family="思源黑體" style:font-family-generic="system" style:font-pitch="variable"/>
    <style:font-face style:name="新細明體" svg:font-family="新細明體"/>
    <style:font-face style:name="標楷體" svg:font-family="標楷體" style:font-family-generic="script"/>
    <style:font-face style:name="標楷體1" svg:font-family="標楷體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軟正黑體" style:font-size-asian="10pt" style:language-asian="zh" style:country-asian="TW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-</number:text>
      <number:number number:decimal-places="0" number:min-decimal-places="0" number:min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P1" style:volatile="true"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7">
      <number:text> </number:text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</number:number-style>
    <number:number-style style:name="N139">
      <number:text>-</number:text>
      <number:number number:decimal-places="0" number:min-decimal-places="0" number:min-integer-digits="2"/>
      <number:text> </number:text>
    </number:number-style>
    <number:number-style style:name="N141">
      <number:number number:decimal-places="2" number:min-decimal-places="2" number:min-integer-digits="1" number:grouping="true"/>
      <number:text> </number:text>
    </number:number-style>
    <number:number-style style:name="N142">
      <number:text>-</number:text>
      <number:number number:decimal-places="0" number:min-decimal-places="0" number:min-integer-digits="0"/>
      <number:text> </number:text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">
      <number:text> </number:text>
      <number:number number:decimal-places="0" number:min-decimal-places="0" number:min-integer-digits="1"/>
      <number:text> </number:text>
    </number:number-style>
    <number:number-style style:name="N146">
      <number:text>-</number:text>
      <number:number number:decimal-places="0" number:min-decimal-places="0" number:min-integer-digits="1"/>
      <number:text> </number:text>
    </number:number-style>
    <number:number-style style:name="N147P0" style:volatile="true">
      <number:text> </number:text>
      <number:number number:decimal-places="0" number:min-decimal-places="0" number:min-integer-digits="1"/>
      <number:text> </number:text>
    </number:number-style>
    <number:number-style style:name="N147P1" style:volatile="true">
      <number:text>-</number:text>
      <number:number number:decimal-places="0" number:min-decimal-places="0" number:min-integer-digits="1"/>
      <number:text> </number:text>
    </number:number-style>
    <number:number-style style:name="N147P2" style:volatile="true">
      <number:text>-</number:text>
      <number:number number:decimal-places="0" number:min-decimal-places="0" number:min-integer-digits="2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1"/>
      <number:text> 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一般_20_2" style:display-name="一般 2" style:family="table-cell" style:parent-style-name="Default" style:data-style-name="N0">
      <style:table-cell-properties fo:background-color="transparent" style:vertical-align="middle"/>
    </style:style>
    <style:style style:name="一般_20_2_20_2" style:display-name="一般 2 2" style:family="table-cell" style:parent-style-name="Default" style:data-style-name="N0">
      <style:table-cell-properties fo:background-color="transparent" style:vertical-align="middle"/>
    </style:style>
    <style:style style:name="一般_20_3" style:display-name="一般 3" style:family="table-cell" style:parent-style-name="Default" style:data-style-name="N0">
      <style:table-cell-properties fo:background-color="transparent" style:vertical-align="automatic"/>
      <style:text-properties style:font-name="標楷體" fo:font-family="標楷體" style:font-family-generic="script" fo:font-size="7pt" style:font-name-asian="標楷體1" style:font-family-asian="標楷體" style:font-size-asian="7pt" style:font-name-complex="標楷體1" style:font-family-complex="標楷體" style:font-size-complex="7pt"/>
    </style:style>
    <style:style style:name="一般_20_3_20_2" style:display-name="一般 3 2" style:family="table-cell" style:parent-style-name="Default" style:data-style-name="N0">
      <style:table-cell-properties fo:background-color="transparent" style:vertical-align="middle"/>
    </style:style>
    <style:style style:name="一般_20_4" style:display-name="一般 4" style:family="table-cell" style:parent-style-name="Default" style:data-style-name="N0">
      <style:table-cell-properties fo:background-color="transparent" style:vertical-align="middle"/>
    </style:style>
    <style:style style:name="一般_20_5" style:display-name="一般 5" style:family="table-cell" style:parent-style-name="Default" style:data-style-name="N0">
      <style:table-cell-properties fo:background-color="transparent" style:vertical-align="middle"/>
    </style:style>
    <style:style style:name="一般_20_6" style:display-name="一般 6" style:family="table-cell" style:parent-style-name="Default" style:data-style-name="N0">
      <style:table-cell-properties fo:background-color="transparent" style:vertical-align="automatic"/>
      <style:text-properties style:font-name="標楷體" fo:font-family="標楷體" style:font-family-generic="script" fo:font-size="7pt" style:font-name-asian="標楷體1" style:font-family-asian="標楷體" style:font-size-asian="7pt" style:font-name-complex="標楷體1" style:font-family-complex="標楷體" style:font-size-complex="7pt"/>
    </style:style>
    <style:style style:name="一般_20_8" style:display-name="一般 8" style:family="table-cell" style:parent-style-name="Default" style:data-style-name="N0">
      <style:table-cell-properties fo:background-color="transparent" style:vertical-align="automatic"/>
    </style:style>
    <style:style style:name="千分位" style:family="table-cell" style:parent-style-name="Default" style:data-style-name="N140">
      <style:table-cell-properties fo:background-color="transparent" style:vertical-align="automatic"/>
    </style:style>
    <style:style style:name="千分位_20_2" style:display-name="千分位 2" style:family="table-cell" style:parent-style-name="Default" style:data-style-name="N140">
      <style:table-cell-properties fo:background-color="transparent" style:vertical-align="automatic"/>
    </style:style>
    <style:style style:name="千分位_20_3" style:display-name="千分位 3" style:family="table-cell" style:parent-style-name="Default" style:data-style-name="N140">
      <style:table-cell-properties fo:background-color="transparent" style:vertical-align="automatic"/>
    </style:style>
    <style:style style:name="千分位_20_4" style:display-name="千分位 4" style:family="table-cell" style:parent-style-name="Default" style:data-style-name="N140">
      <style:table-cell-properties fo:background-color="transparent" style:vertical-align="automatic"/>
    </style:style>
    <style:style style:name="千分位_20_5" style:display-name="千分位 5" style:family="table-cell" style:parent-style-name="Default" style:data-style-name="N143">
      <style:table-cell-properties fo:background-color="transparent" style:vertical-align="middle"/>
    </style:style>
    <style:style style:name="千分位_20_6" style:display-name="千分位 6" style:family="table-cell" style:parent-style-name="Default" style:data-style-name="N140">
      <style:table-cell-properties fo:background-color="transparent" style:vertical-align="automatic"/>
    </style:style>
    <style:style style:name="千分位_20_7" style:display-name="千分位 7" style:family="table-cell" style:parent-style-name="Default" style:data-style-name="N140">
      <style:table-cell-properties fo:background-color="transparent" style:vertical-align="middle"/>
    </style:style>
    <style:style style:name="千分位_20_7_20_2" style:display-name="千分位 7 2" style:family="table-cell" style:parent-style-name="Default" style:data-style-name="N140">
      <style:table-cell-properties fo:background-color="transparent" style:vertical-align="middle"/>
    </style:style>
    <style:style style:name="說明文字_20_2" style:display-name="說明文字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fo:font-size="10pt" style:font-name-asian="Arial1" style:font-family-asian="Arial" style:font-size-asian="10pt" style:font-name-complex="Arial1" style:font-family-complex="Arial" style:font-size-complex="10pt"/>
    </style:style>
    <style:style style:name="樣式_20_1" style:display-name="樣式 1" style:family="table-cell" style:parent-style-name="Default" style:data-style-name="N0">
      <style:table-cell-properties fo:background-color="transparent" style:vertical-align="automatic"/>
      <style:text-properties style:font-name="Helv" fo:font-family="Helv" style:font-family-generic="swiss" fo:font-size="10pt" style:font-name-asian="Helv1" style:font-family-asian="Helv" style:font-size-asian="10pt" style:font-name-complex="Helv1" style:font-family-complex="Helv" style:font-size-complex="10pt"/>
    </style: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portrait" fo:margin-top="0.3cm" fo:margin-bottom="0.3cm" fo:margin-left="0.3cm" fo:margin-right="0.3cm" style:print-page-order="ttb" style:first-page-number="continue" style:scale-to="98%" style:table-centering="horizontal" style:print="charts drawings objects zero-value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499cm" fo:margin-bottom="0.499cm" fo:margin-left="0.3cm" fo:margin-right="0.3cm" style:print-page-order="ttb" style:first-page-number="continue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00/00/00</text:date>, <text:time style:data-style-name="N2" text:time-value="12:37:37.403000000"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>
        <text:p>第 <text:page-number>1</text:page-number><text:s/>頁，共 <text:page-count>99</text:page-count><text:s/>頁</text:p>
      </style:footer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>
        <text:p>第 <text:page-number>1</text:page-number><text:s/>頁，共 <text:page-count>99</text:page-count><text:s/>頁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MODA_ODF_Application_Tools/3.8.2.1$Windows_X86_64 LibreOffice_project/f5c26b4b56ec181260ce3dbfc96a37e316bb7ca8</meta:generator>
    <meta:initial-creator>行政院主計處第一局</meta:initial-creator>
    <meta:creation-date>2001-01-31T06:15:04Z</meta:creation-date>
    <dc:date>2024-12-31T12:39:17.747000000</dc:date>
    <meta:print-date>2021-02-03T06:06:02Z</meta:print-date>
    <meta:editing-cycles>28</meta:editing-cycles>
    <meta:editing-duration>PT1H36M37S</meta:editing-duration>
    <meta:document-statistic meta:table-count="1" meta:cell-count="6299" meta:object-count="0"/>
    <meta:user-defined meta:name="_AuthorEmail">yclee@dgbas.gov.tw</meta:user-defined>
    <meta:user-defined meta:name="_AuthorEmailDisplayName">yclee</meta:user-defined>
    <meta:user-defined meta:name="_EmailSubject">94考核表.xls</meta:user-defined>
    <meta:user-defined meta:name="_ReviewingToolsShownOnce"/>
  </office:meta>
</office:document-meta>
</file>